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>
      <style:paragraph-properties fo:text-align="center" style:justify-single-word="false"/>
      <style:text-properties officeooo:paragraph-rsid="001ca74e"/>
    </style:style>
    <style:style style:name="T1" style:family="text">
      <style:text-properties officeooo:rsid="001ca74e"/>
    </style:style>
    <style:style style:name="T2" style:family="text">
      <style:text-properties style:text-underline-style="solid" style:text-underline-width="auto" style:text-underline-color="font-color" officeooo:rsid="001ca74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2">ThreeJS Quick Reference</text:span></text:span></text:p>
      <text:p text:style-name="Text_20_body"><text:span text:style-name="Strong_20_Emphasis"/></text:p>
      <text:p text:style-name="Text_20_body"><text:span text:style-name="Strong_20_Emphasis">Three.js:</text:span></text:p>
      <text:list text:style-name="L1">
        <text:list-item>
          <text:p text:style-name="P2">JavaScript library for creating and displaying 3D computer graphics in web browsers.</text:p>
        </text:list-item>
        <text:list-item>
          <text:p text:style-name="P2">Built on top of WebGL, providing a higher-level API for easier 3D programming.</text:p>
        </text:list-item>
        <text:list-item>
          <text:p text:style-name="P1">Widely used for building interactive 3D visualizations, games, simulations, and virtual reality applications.</text:p>
        </text:list-item>
      </text:list>
      <text:p text:style-name="Text_20_body"><text:span text:style-name="Strong_20_Emphasis">Scenes:</text:span></text:p>
      <text:list text:style-name="L2">
        <text:list-item>
          <text:p text:style-name="P4">Containers that hold all objects, cameras, and lights in a 3D scene.</text:p>
        </text:list-item>
        <text:list-item>
          <text:p text:style-name="P4">Create a scene using <text:span text:style-name="Source_20_Text">THREE.Scene()</text:span> constructor.</text:p>
        </text:list-item>
        <text:list-item>
          <text:p text:style-name="P3">Add objects, cameras, lights, and other elements to the scene.</text:p>
        </text:list-item>
      </text:list>
      <text:p text:style-name="Text_20_body"><text:span text:style-name="Strong_20_Emphasis">Cameras:</text:span></text:p>
      <text:list text:style-name="L3">
        <text:list-item>
          <text:p text:style-name="P6">Define viewpoints for viewing the 3D scene.</text:p>
        </text:list-item>
        <text:list-item>
          <text:p text:style-name="P6">Types of cameras include PerspectiveCamera, OrthographicCamera, and CubeCamera.</text:p>
        </text:list-item>
        <text:list-item>
          <text:p text:style-name="P5">Configure camera properties like field of view, aspect ratio, near and far clipping planes.</text:p>
        </text:list-item>
      </text:list>
      <text:p text:style-name="Text_20_body"><text:span text:style-name="Strong_20_Emphasis">Renderers:</text:span></text:p>
      <text:list text:style-name="L4">
        <text:list-item>
          <text:p text:style-name="P8">Render the 3D scene onto a 2D canvas or WebGL context.</text:p>
        </text:list-item>
        <text:list-item>
          <text:p text:style-name="P8">Create a renderer using <text:span text:style-name="Source_20_Text">THREE.WebGLRenderer()</text:span> constructor.</text:p>
        </text:list-item>
        <text:list-item>
          <text:p text:style-name="P7">Set renderer properties like size, pixel ratio, and background color.</text:p>
        </text:list-item>
      </text:list>
      <text:p text:style-name="Text_20_body"><text:span text:style-name="Strong_20_Emphasis">Geometries:</text:span></text:p>
      <text:list text:style-name="L5">
        <text:list-item>
          <text:p text:style-name="P10">Represent the shape and structure of 3D objects.</text:p>
        </text:list-item>
        <text:list-item>
          <text:p text:style-name="P10">Built-in geometries include BoxGeometry, SphereGeometry, CylinderGeometry, etc.</text:p>
        </text:list-item>
        <text:list-item>
          <text:p text:style-name="P9">Customize geometries by adjusting parameters like width, height, radius, segments, etc.</text:p>
        </text:list-item>
      </text:list>
      <text:p text:style-name="Text_20_body"><text:span text:style-name="Strong_20_Emphasis">Materials:</text:span></text:p>
      <text:list text:style-name="L6">
        <text:list-item>
          <text:p text:style-name="P12">Define the appearance and surface properties of 3D objects.</text:p>
        </text:list-item>
        <text:list-item>
          <text:p text:style-name="P12">Basic materials include MeshBasicMaterial, MeshStandardMaterial, MeshPhongMaterial, etc.</text:p>
        </text:list-item>
        <text:list-item>
          <text:p text:style-name="P11">Configure material properties like color, texture, opacity, shininess, etc.</text:p>
        </text:list-item>
      </text:list>
      <text:p text:style-name="Text_20_body"><text:span text:style-name="Strong_20_Emphasis">Meshes:</text:span></text:p>
      <text:list text:style-name="L7">
        <text:list-item>
          <text:p text:style-name="P14">Combine geometries and materials to create 3D objects.</text:p>
        </text:list-item>
        <text:list-item>
          <text:p text:style-name="P14">Create a mesh using <text:span text:style-name="Source_20_Text">THREE.Mesh()</text:span> constructor, passing geometry and material as arguments.</text:p>
        </text:list-item>
        <text:list-item>
          <text:p text:style-name="P13">Position, rotate, and scale meshes within the 3D scene.</text:p>
        </text:list-item>
      </text:list>
      <text:p text:style-name="Text_20_body"><text:span text:style-name="Strong_20_Emphasis">Lights:</text:span></text:p>
      <text:list text:style-name="L8">
        <text:list-item>
          <text:p text:style-name="P16">Illuminate the 3D scene to simulate realistic lighting effects.</text:p>
        </text:list-item>
        <text:list-item>
          <text:p text:style-name="P16"><text:soft-page-break/>Types of lights include AmbientLight, DirectionalLight, PointLight, SpotLight, HemisphereLight, etc.</text:p>
        </text:list-item>
        <text:list-item>
          <text:p text:style-name="P15">Adjust light properties like color, intensity, position, and decay.</text:p>
        </text:list-item>
      </text:list>
      <text:p text:style-name="Text_20_body"><text:span text:style-name="Strong_20_Emphasis">Textures:</text:span></text:p>
      <text:list text:style-name="L9">
        <text:list-item>
          <text:p text:style-name="P18">Apply images or patterns to the surfaces of 3D objects.</text:p>
        </text:list-item>
        <text:list-item>
          <text:p text:style-name="P18">Load textures using <text:span text:style-name="Source_20_Text">THREE.TextureLoader()</text:span> or create textures from canvas elements.</text:p>
        </text:list-item>
        <text:list-item>
          <text:p text:style-name="P17">Apply textures to materials using the <text:span text:style-name="Source_20_Text">map</text:span> property.</text:p>
        </text:list-item>
      </text:list>
      <text:p text:style-name="Text_20_body"><text:span text:style-name="Strong_20_Emphasis">Animations:</text:span></text:p>
      <text:list text:style-name="L10">
        <text:list-item>
          <text:p text:style-name="P20">Create smooth and fluid animations in the 3D scene.</text:p>
        </text:list-item>
        <text:list-item>
          <text:p text:style-name="P20">Animate object properties like position, rotation, scale, color, etc.</text:p>
        </text:list-item>
        <text:list-item>
          <text:p text:style-name="P19">Use keyframe animation, morph target animation, or procedural animation techniques.</text:p>
        </text:list-item>
      </text:list>
      <text:p text:style-name="Text_20_body"><text:span text:style-name="Strong_20_Emphasis">Controls:</text:span></text:p>
      <text:list text:style-name="L11">
        <text:list-item>
          <text:p text:style-name="P22">Add user interaction and navigation controls to the 3D scene.</text:p>
        </text:list-item>
        <text:list-item>
          <text:p text:style-name="P22">Popular controls include OrbitControls, TrackballControls, FlyControls, etc.</text:p>
        </text:list-item>
        <text:list-item>
          <text:p text:style-name="P21">Enable controls for rotating, zooming, panning, and navigating the scene.</text:p>
        </text:list-item>
      </text:list>
      <text:p text:style-name="Text_20_body"><text:span text:style-name="Strong_20_Emphasis">Exporters and Importers:</text:span></text:p>
      <text:list text:style-name="L12">
        <text:list-item>
          <text:p text:style-name="P24">Import 3D models and scenes from external formats like OBJ, STL, GLTF, etc.</text:p>
        </text:list-item>
        <text:list-item>
          <text:p text:style-name="P23">Export 3D scenes to various formats for use in other applications or platforms.</text:p>
        </text:list-item>
      </text:list>
      <text:p text:style-name="Text_20_body"><text:span text:style-name="Strong_20_Emphasis">Interactivity:</text:span></text:p>
      <text:list text:style-name="L13">
        <text:list-item>
          <text:p text:style-name="P26">Enable user interaction with 3D objects using raycasting.</text:p>
        </text:list-item>
        <text:list-item>
          <text:p text:style-name="P26">Detect mouse clicks, hover events, and other interactions with objects in the scene.</text:p>
        </text:list-item>
        <text:list-item>
          <text:p text:style-name="P25">Implement custom behaviors and interactions using event listeners.</text:p>
        </text:list-item>
      </text:list>
      <text:p text:style-name="Text_20_body"><text:span text:style-name="Strong_20_Emphasis">Physics:</text:span></text:p>
      <text:list text:style-name="L14">
        <text:list-item>
          <text:p text:style-name="P28">Simulate realistic physics interactions like collisions, gravity, and forces.</text:p>
        </text:list-item>
        <text:list-item>
          <text:p text:style-name="P27">Integrate physics engines like Ammo.js or Cannon.js for advanced physics simulations.</text:p>
        </text:list-item>
      </text:list>
      <text:p text:style-name="Text_20_body"><text:span text:style-name="Strong_20_Emphasis">Virtual Reality (VR) and Augmented Reality (AR):</text:span></text:p>
      <text:list text:style-name="L15">
        <text:list-item>
          <text:p text:style-name="P30">Create immersive VR and AR experiences using WebVR and WebXR APIs.</text:p>
        </text:list-item>
        <text:list-item>
          <text:p text:style-name="P29">Enable VR and AR interactions, gestures, and device tracking for enhanced experience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8:48.017291963</meta:creation-date>
    <dc:date>2024-04-07T12:26:41.066041652</dc:date>
    <meta:editing-duration>PT49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8" meta:word-count="479" meta:character-count="3239" meta:non-whitespace-character-count="2860"/>
  </office:meta>
</office:document-meta>
</file>